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d237" officeooo:paragraph-rsid="0009d237"/>
    </style:style>
    <style:style style:name="P2" style:family="paragraph" style:parent-style-name="Standard">
      <style:text-properties officeooo:rsid="0009d237" officeooo:paragraph-rsid="0009d237"/>
    </style:style>
    <style:style style:name="P3" style:family="paragraph" style:parent-style-name="Standard">
      <style:text-properties officeooo:rsid="000c4c2a" officeooo:paragraph-rsid="000c4c2a"/>
    </style:style>
    <style:style style:name="P4" style:family="paragraph" style:parent-style-name="Standard">
      <style:text-properties officeooo:rsid="000db229" officeooo:paragraph-rsid="000db2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)</text:p>
      <text:p text:style-name="P1"/>
      <text:p text:style-name="P1">1. Projektplan</text:p>
      <text:p text:style-name="P1">- Bau eines Papierfliegers</text:p>
      <text:p text:style-name="P1">- in den naechsten 30 Minuten</text:p>
      <text:p text:style-name="P1"/>
      <text:p text:style-name="P1">2. Anforderungen</text:p>
      <text:p text:style-name="P1">- Flugfaehigkeit</text:p>
      <text:p text:style-name="P1">- gute Flugeigenschaften</text:p>
      <text:p text:style-name="P1">- mind. 2m Entfernung im Mittel</text:p>
      <text:p text:style-name="P1">- aus lediglich einem Blatt papier</text:p>
      <text:p text:style-name="P1">- mit einer maximalen Faltzeit von 10min</text:p>
      <text:p text:style-name="P1"/>
      <text:p text:style-name="P1">3. Systemarchitektur</text:p>
      <text:p text:style-name="P1">- aus einem Blatt bestehend</text:p>
      <text:p text:style-name="P1">- 2 Fluegel</text:p>
      <text:p text:style-name="P1">- Aussehen wie eine Schwalbe</text:p>
      <text:p text:style-name="P1"/>
      <text:p text:style-name="P1">4. Testspezifikation der Module</text:p>
      <text:p text:style-name="P1">- Fluegel testen durch Werfen des Fliegers → sollte mind. 2M weit fliegen</text:p>
      <text:p text:style-name="P1">- Material durch Bau testen → sollte problemlos faltbar sein und mind. 1H gefalten bleiben</text:p>
      <text:p text:style-name="P1"/>
      <text:p text:style-name="P1">5. <text:s/>Testspezifikation des Systems</text:p>
      <text:p text:style-name="P1">- Testflug → sollte anstaendig fliegen</text:p>
      <text:p text:style-name="P1">→ weiter als herkoemmlicher Standard-Flieger</text:p>
      <text:p text:style-name="P1"/>
      <text:p text:style-name="P1">6. <text:s/>Abnahme-Report</text:p>
      <text:p text:style-name="P1">- hat gute Flugeigenschaften</text:p>
      <text:p text:style-name="P1">- fliegt in etwa bis zu 10m</text:p>
      <text:p text:style-name="P1"/>
      <text:p text:style-name="P3">Aufgabe 2)</text:p>
      <text:p text:style-name="P3">a)</text:p>
      <text:p text:style-name="P3">- Kunde erhaelt schneller Produkt</text:p>
      <text:p text:style-name="P3">- Aenderungswuensche des Kunden koennen auch spaeter noch umgesetzt werden</text:p>
      <text:p text:style-name="P4">b) weil bei Echtzeitsystemen sofort eine fehlerfreie Anwendung benoetigt wird</text:p>
      <text:p text:style-name="P4"/>
      <text:p text:style-name="P4">Aufgabe 3)</text:p>
      <text:p text:style-name="P4">Bei wiederverwendungsorientierter Entwicklung muessen bereits bestehende Kompenten eingesetzt werden. Dazu muessen diese zusaetzlich bei der Anforderungsanalyse analysiert werden.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5:44:08.024670926</meta:creation-date>
    <dc:date>2024-04-26T16:15:43.549263324</dc:date>
    <meta:editing-duration>PT11M5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163" meta:character-count="1093" meta:non-whitespace-character-count="958"/>
  </office:meta>
</office:document-meta>
</file>